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6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6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68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69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70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71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72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73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74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75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76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77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78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59de0"/>
    </style:style>
    <style:style style:name="T15" style:family="text">
      <style:text-properties officeooo:rsid="00768448"/>
    </style:style>
    <style:style style:name="T16" style:family="text">
      <style:text-properties officeooo:rsid="007922b5"/>
    </style:style>
    <style:style style:name="T17" style:family="text">
      <style:text-properties officeooo:rsid="0079cb85"/>
    </style:style>
    <style:style style:name="T18" style:family="text">
      <style:text-properties officeooo:rsid="007bb70b"/>
    </style:style>
    <style:style style:name="T19" style:family="text">
      <style:text-properties officeooo:rsid="007c0f63"/>
    </style:style>
    <style:style style:name="T20" style:family="text">
      <style:text-properties officeooo:rsid="007c78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65">event handler – <text:span text:style-name="T2">manages the user actions</text:span></text:p>
        </text:list-item>
        <text:list-item>
          <text:p text:style-name="P66">React library – defines what a component is and how they work together</text:p>
        </text:list-item>
        <text:list-item>
          <text:p text:style-name="P66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67">Component nesting – <text:span text:style-name="T2">component within anther component</text:span></text:p>
        </text:list-item>
        <text:list-item>
          <text:p text:style-name="P67">component reuseability – <text:span text:style-name="T2">reusable code</text:span></text:p>
        </text:list-item>
        <text:list-item>
          <text:p text:style-name="P67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68">Passing javascript variables using props</text:p>
      <text:p text:style-name="P52">const text=”hi”;</text:p>
      <text:p text:style-name="P52">&lt;comment texter={text}/&gt;</text:p>
      <text:p text:style-name="P36"/>
      <text:p text:style-name="P76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69"><text:soft-page-break/>Handling asynchronous calls with components</text:p>
      <text:p text:style-name="P70">Use class</text:p>
      <text:p text:style-name="P70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77">State in React Components</text:p>
      <text:p text:style-name="P71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72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73">You only do initial assignment in the constructor. </text:p>
      <text:p text:style-name="P73"/>
      <text:p text:style-name="P78">Lifecycle methods of Component</text:p>
      <text:p text:style-name="P74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73"><text:span text:style-name="T2"/></text:p>
      <text:p text:style-name="P73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5"><text:soft-page-break/>Component Lifecycle Methods</text:p>
      <text:p text:style-name="P75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8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9">time to data load new data when state changes</text:span></text:p>
        </text:list-item>
        <text:list-item>
          <text:p text:style-name="P62">componentWill<text:span text:style-name="T16">Unm</text:span>ount – <text:span text:style-name="T20">best time for cleanup </text:span></text:p>
        </text:list-item>
        <text:list-item>
          <text:p text:style-name="P62"><text:s/></text:p>
        </text:list-item>
        <text:list-item>
          <text:p text:style-name="P62"/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10:03:54.729345949</dc:date>
    <meta:editing-duration>PT11H44M23S</meta:editing-duration>
    <meta:editing-cycles>80</meta:editing-cycles>
    <meta:generator>LibreOffice/6.0.7.3$Linux_X86_64 LibreOffice_project/00m0$Build-3</meta:generator>
    <meta:document-statistic meta:table-count="0" meta:image-count="1" meta:object-count="0" meta:page-count="4" meta:paragraph-count="116" meta:word-count="680" meta:character-count="4261" meta:non-whitespace-character-count="3663"/>
  </office:meta>
</office:document-meta>
</file>